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IDFont+F1" svg:font-family="CIDFont+F1" style:font-family-generic="system" svg:panose-1="0 0 0 0 0 0 0 0 0 0"/>
    <style:font-face style:name="CIDFont+F3" svg:font-family="CIDFont+F3" style:font-family-generic="system" svg:panose-1="0 0 0 0 0 0 0 0 0 0"/>
    <style:font-face style:name="CIDFont+F4" svg:font-family="CIDFont+F4" style:font-family-generic="system" svg:panose-1="0 0 0 0 0 0 0 0 0 0"/>
    <style:font-face style:name="CIDFont+F2" svg:font-family="CIDFont+F2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IDFont+F1" style:font-name-complex="CIDFont+F1" fo:color="#000000" style:letter-kerning="false" fo:font-size="28pt" style:font-size-asian="28pt" style:font-size-complex="28pt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DefaultParagraphFont" style:family="text">
      <style:text-properties style:font-name="CIDFont+F3" style:font-name-complex="CIDFont+F3" fo:color="#000000" style:letter-kerning="false" fo:font-size="14pt" style:font-size-asian="14pt" style:font-size-complex="14pt"/>
    </style:style>
    <style:style style:name="T4" style:parent-style-name="DefaultParagraphFont" style:family="text">
      <style:text-properties style:font-name="CIDFont+F3" style:font-name-complex="CIDFont+F3" fo:color="#000000" style:letter-kerning="false" fo:font-size="14pt" style:font-size-asian="14pt" style:font-size-complex="14pt"/>
    </style:style>
    <style:style style:name="T5" style:parent-style-name="DefaultParagraphFont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en" style:country-asian="IN"/>
    </style:style>
    <style:style style:name="P6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7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8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9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10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11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12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13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14" style:parent-style-name="Normal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en" style:country-asian="IN"/>
    </style:style>
    <style:style style:name="P15" style:parent-style-name="Normal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en" style:country-asian="IN"/>
    </style:style>
    <style:style style:name="P16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17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18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19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20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21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22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23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24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25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26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27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28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29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30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31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32" style:parent-style-name="Normal" style:family="paragraph">
      <style:paragraph-properties style:text-autospace="none" fo:margin-bottom="0in" fo:line-height="100%"/>
      <style:text-properties style:font-name="CIDFont+F1" style:font-name-complex="CIDFont+F1" fo:color="#000000" style:letter-kerning="false" fo:font-size="28pt" style:font-size-asian="28pt" style:font-size-complex="28pt"/>
    </style:style>
    <style:style style:name="P33" style:parent-style-name="Normal" style:family="paragraph">
      <style:paragraph-properties style:text-autospace="none" fo:margin-bottom="0in" fo:line-height="100%"/>
    </style:style>
    <style:style style:name="T34" style:parent-style-name="DefaultParagraphFont" style:family="text">
      <style:text-properties style:font-name="CIDFont+F2" style:font-name-complex="CIDFont+F2" fo:color="#000000" style:letter-kerning="false" fo:font-size="14pt" style:font-size-asian="14pt" style:font-size-complex="14pt"/>
    </style:style>
    <style:style style:name="T35" style:parent-style-name="DefaultParagraphFont" style:family="text">
      <style:text-properties style:font-name="CIDFont+F3" style:font-name-complex="CIDFont+F3" fo:color="#000000" style:letter-kerning="false" fo:font-size="14pt" style:font-size-asian="14pt" style:font-size-complex="14pt"/>
    </style:style>
    <style:style style:name="P36" style:parent-style-name="Normal" style:family="paragraph">
      <style:paragraph-properties style:text-autospace="none" fo:margin-bottom="0in" fo:line-height="100%"/>
      <style:text-properties style:font-name="CIDFont+F3" style:font-name-complex="CIDFont+F3" fo:color="#000000" style:letter-kerning="false" fo:font-size="14pt" style:font-size-asian="14pt" style:font-size-complex="14pt"/>
    </style:style>
    <style:style style:name="P37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38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39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40" style:parent-style-name="Normal" style:family="paragraph">
      <style:paragraph-properties style:text-autospace="none" fo:margin-bottom="0in" fo:line-height="100%"/>
      <style:text-properties style:font-name="CIDFont+F3" style:font-name-complex="CIDFont+F3" fo:color="#000000" style:letter-kerning="false"/>
    </style:style>
    <style:style style:name="P41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42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43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44" style:parent-style-name="Normal" style:family="paragraph">
      <style:paragraph-properties style:text-autospace="none" fo:margin-bottom="0in" fo:line-height="100%"/>
      <style:text-properties style:font-name="CIDFont+F3" style:font-name-complex="CIDFont+F3" fo:color="#000000" style:letter-kerning="false"/>
    </style:style>
    <style:style style:name="P45" style:parent-style-name="Normal" style:family="paragraph">
      <style:paragraph-properties style:text-autospace="none" fo:margin-bottom="0in" fo:line-height="100%"/>
      <style:text-properties style:font-name="CIDFont+F3" style:font-name-complex="CIDFont+F3" fo:color="#000000" style:letter-kerning="false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IDFont+F2" style:font-name-complex="CIDFont+F2" fo:color="#000000" style:letter-kerning="false" fo:font-size="14pt" style:font-size-asian="14pt" style:font-size-complex="14pt"/>
    </style:style>
    <style:style style:name="T48" style:parent-style-name="DefaultParagraphFont" style:family="text">
      <style:text-properties style:font-name="CIDFont+F3" style:font-name-complex="CIDFont+F3" fo:color="#000000" style:letter-kerning="false" fo:font-size="14pt" style:font-size-asian="14pt" style:font-size-complex="14pt"/>
    </style:style>
    <style:style style:name="P49" style:parent-style-name="Normal" style:family="paragraph">
      <style:paragraph-properties style:text-autospace="none" fo:margin-bottom="0in" fo:line-height="100%"/>
      <style:text-properties style:font-name="CIDFont+F3" style:font-name-complex="CIDFont+F3" fo:color="#000000" style:letter-kerning="false" fo:font-size="14pt" style:font-size-asian="14pt" style:font-size-complex="14pt"/>
    </style:style>
    <style:style style:name="P50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51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52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53" style:parent-style-name="Normal" style:family="paragraph">
      <style:paragraph-properties style:text-autospace="none" fo:margin-bottom="0in" fo:line-height="100%"/>
      <style:text-properties style:font-name="CIDFont+F3" style:font-name-complex="CIDFont+F3" fo:color="#000000" style:letter-kerning="false"/>
    </style:style>
    <style:style style:name="P54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55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56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57" style:parent-style-name="Normal" style:family="paragraph">
      <style:paragraph-properties style:text-autospace="none" fo:margin-bottom="0in" fo:line-height="100%"/>
      <style:text-properties style:font-name="CIDFont+F3" style:font-name-complex="CIDFont+F3" fo:color="#000000" style:letter-kerning="false"/>
    </style:style>
    <style:style style:name="P58" style:parent-style-name="Normal" style:family="paragraph">
      <style:paragraph-properties style:text-autospace="none" fo:margin-bottom="0in" fo:line-height="100%"/>
      <style:text-properties style:font-name="CIDFont+F3" style:font-name-complex="CIDFont+F3" fo:color="#000000" style:letter-kerning="false"/>
    </style:style>
    <style:style style:name="P59" style:parent-style-name="Normal" style:family="paragraph">
      <style:paragraph-properties style:text-autospace="none" fo:margin-bottom="0in" fo:line-height="100%"/>
      <style:text-properties style:font-name="CIDFont+F2" style:font-name-complex="CIDFont+F2" fo:color="#000000" style:letter-kerning="false" fo:font-size="14pt" style:font-size-asian="14pt" style:font-size-complex="14pt"/>
    </style:style>
    <style:style style:name="P60" style:parent-style-name="Normal" style:family="paragraph">
      <style:paragraph-properties style:text-autospace="none" fo:margin-bottom="0in" fo:line-height="100%"/>
      <style:text-properties style:font-name="CIDFont+F2" style:font-name-complex="CIDFont+F2" fo:color="#000000" style:letter-kerning="false" fo:font-size="14pt" style:font-size-asian="14pt" style:font-size-complex="14pt"/>
    </style:style>
    <style:style style:name="P61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62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63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64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65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66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67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68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69" style:parent-style-name="Normal" style:family="paragraph">
      <style:paragraph-properties style:text-autospace="none" fo:margin-bottom="0in" fo:line-height="100%"/>
      <style:text-properties style:font-name="CIDFont+F2" style:font-name-complex="CIDFont+F2" fo:color="#000000" style:letter-kerning="false" fo:font-size="14pt" style:font-size-asian="14pt" style:font-size-complex="14pt"/>
    </style:style>
    <style:style style:name="P70" style:parent-style-name="Normal" style:family="paragraph">
      <style:paragraph-properties style:text-autospace="none" fo:margin-bottom="0in" fo:line-height="100%"/>
      <style:text-properties style:font-name="CIDFont+F2" style:font-name-complex="CIDFont+F2" fo:color="#000000" style:letter-kerning="false" fo:font-size="14pt" style:font-size-asian="14pt" style:font-size-complex="14pt"/>
    </style:style>
    <style:style style:name="P71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72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73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74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75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76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P77" style:parent-style-name="Normal" style:family="paragraph">
      <style:paragraph-properties style:text-autospace="none" fo:margin-bottom="0in" fo:line-height="100%"/>
      <style:text-properties style:font-name="CIDFont+F4" style:font-name-complex="CIDFont+F4" fo:color="#0070C1" style:letter-kerning="false"/>
    </style:style>
    <style:style style:name="T78" style:parent-style-name="DefaultParagraphFont" style:family="text">
      <style:text-properties style:font-name="CIDFont+F4" style:font-name-complex="CIDFont+F4" fo:color="#0070C1" style:letter-kerning="false"/>
    </style:style>
  </office:automatic-styles>
  <office:body>
    <office:text text:use-soft-page-breaks="true">
      <text:p text:style-name="P1">SQL Queries</text:p>
      <text:p text:style-name="P2"><text:span text:style-name="T3">1)</text:span><text:span text:style-name="T4">What</text:span><text:span text:style-name="T5"><text:s/>are the top 5 brands by receipts scanned for most recent month?</text:span></text:p>
      <text:p text:style-name="P6">SELECT BrandName, COUNT(*) AS ScannedCount</text:p>
      <text:p text:style-name="P7">FROM Receipts</text:p>
      <text:p text:style-name="P8">JOIN Brands ON Receipts.BrandID = Brands.BrandID</text:p>
      <text:p text:style-name="P9">WHERE MONTH(ScanDate) = MONTH(CURRENT_DATE())</text:p>
      <text:p text:style-name="P10">AND YEAR(ScanDate) = YEAR(CURRENT_DATE())</text:p>
      <text:p text:style-name="P11">GROUP BY BrandName</text:p>
      <text:p text:style-name="P12">ORDER BY ScannedCount DESC</text:p>
      <text:p text:style-name="P13">LIMIT 5;</text:p>
      <text:p text:style-name="P14"/>
      <text:p text:style-name="P15">2)How does the ranking of the top 5 brands by receipts scanned for the recent month compare to the ranking for the previous month?</text:p>
      <text:p text:style-name="P16">SELECT BrandName, COUNT(*) AS ScannedCount</text:p>
      <text:p text:style-name="P17">FROM Receipts</text:p>
      <text:p text:style-name="P18">JOIN Brands ON Receipts.BrandID = Brands.BrandID</text:p>
      <text:p text:style-name="P19">WHERE MONTH(ScanDate) = MONTH(CURRENT_DATE()) - 1</text:p>
      <text:p text:style-name="P20">AND YEAR(ScanDate) = YEAR(CURRENT_DATE())</text:p>
      <text:p text:style-name="P21">GROUP BY BrandName</text:p>
      <text:p text:style-name="P22">ORDER BY ScannedCount DESC</text:p>
      <text:p text:style-name="P23">LIMIT 5;</text:p>
      <text:p text:style-name="P24">SELECT BrandName, COUNT(*) AS ScannedCount</text:p>
      <text:p text:style-name="P25">FROM Receipts</text:p>
      <text:p text:style-name="P26">JOIN Brands ON Receipts.BrandID = Brands.BrandID</text:p>
      <text:p text:style-name="P27">WHERE MONTH(ScanDate) = MONTH(CURRENT_DATE()) - 2</text:p>
      <text:p text:style-name="P28">AND YEAR(ScanDate) = YEAR(CURRENT_DATE())</text:p>
      <text:p text:style-name="P29">GROUP BY BrandName</text:p>
      <text:p text:style-name="P30">ORDER BY ScannedCount DESC</text:p>
      <text:p text:style-name="P31">LIMIT 5;</text:p>
      <text:p text:style-name="P32"/>
      <text:p text:style-name="P33"><text:span text:style-name="T34">3)<text:s/></text:span><text:span text:style-name="T35">When considering average spend from receipts with 'rewardsReceiptStatus’ of</text:span></text:p>
      <text:p text:style-name="P36">‘Accepted’ or ‘Rejected’, which is greater?</text:p>
      <text:p text:style-name="P37">Select AVG(totalSpent)</text:p>
      <text:p text:style-name="P38">From Receipts</text:p>
      <text:p text:style-name="P39">Where rewardsReceiptStatus = “Accepted”;</text:p>
      <text:p text:style-name="P40">This gives the average spend on receipts with rewards status “Accepted”</text:p>
      <text:p text:style-name="P41">Select AVG(totalSpent)</text:p>
      <text:p text:style-name="P42">From Receipts</text:p>
      <text:p text:style-name="P43">Where rewardsReceiptStatus = “Rejected”;</text:p>
      <text:p text:style-name="P44">This gives the average spend on receipts with rewards status “Rejected”</text:p>
      <text:p text:style-name="P45">We compare the values returned by the above statements to find the greater among the two.</text:p>
      <text:p text:style-name="P46"><text:span text:style-name="T47">4</text:span><text:span text:style-name="T48">) When considering total number of items purchased from receipts with</text:span></text:p>
      <text:p text:style-name="P49">'rewardsReceiptStatus’ of ‘Accepted’ or ‘Rejected’, which is greater?</text:p>
      <text:p text:style-name="P50">Select COUNT(purchasedItemCount)</text:p>
      <text:p text:style-name="P51">From Receipts</text:p>
      <text:soft-page-break/>
      <text:p text:style-name="P52">Where rewardsReceiptStatus = “Accepted”;</text:p>
      <text:p text:style-name="P53">This gives the count of items purchased on receipts with rewards status “Accepted”</text:p>
      <text:p text:style-name="P54">Select COUNT(purchasedItemCount)</text:p>
      <text:p text:style-name="P55">From Receipts</text:p>
      <text:p text:style-name="P56">Where rewardsReceiptStatus = “Rejected”;</text:p>
      <text:p text:style-name="P57">This gives the count of items purchased on receipts with rewards status “Rejected”</text:p>
      <text:p text:style-name="P58">We compare the values returned by the above statements to find the greater among the two.</text:p>
      <text:p text:style-name="P59">5) Which brand has the most spend among users who were created within the</text:p>
      <text:p text:style-name="P60">past 6 months?</text:p>
      <text:p text:style-name="P61">Select Users.user_id, Users.createdDate, Receipts.receipt_id as rid, Receipts.totalSpent,</text:p>
      <text:p text:style-name="P62">Transaction.receipt_id as tid, Transaction.brand_id as tbid, brand._id</text:p>
      <text:p text:style-name="P63">From((( Users</text:p>
      <text:p text:style-name="P64">Join Receipts on Users.user_id = Receipts.userId)</text:p>
      <text:p text:style-name="P65">Join Transactions on tid = Receipts.receipt_id)</text:p>
      <text:p text:style-name="P66">Join Brands on Brand.brand_id = tbid)</text:p>
      <text:p text:style-name="P67">Top (totalSpent)</text:p>
      <text:p text:style-name="P68">Where createdDate = Dateadd(Month,datediff(Month,0,Dateadd(m,-6,current_timestamp)),0)</text:p>
      <text:p text:style-name="P69">6) Which brand has the most transactions among users who were created within</text:p>
      <text:p text:style-name="P70">the past 6 months?</text:p>
      <text:p text:style-name="P71">Select Users.users_id, Users.createdDate, Receipts.receipt_id as rid, Receipts.totalSpent,</text:p>
      <text:p text:style-name="P72">Transaction.receipt_id as tid, Transaction.brand_id as tbid, brand.brand_id</text:p>
      <text:p text:style-name="P73">From((( Users</text:p>
      <text:p text:style-name="P74">Join Receipts on Users.user_id = Receipts.userId)</text:p>
      <text:p text:style-name="P75">Join Transactions on tid = Receipts.receipt_id)</text:p>
      <text:p text:style-name="P76">Join Brands on Brand.brand_id = tbid)</text:p>
      <text:p text:style-name="P77">Count (rewardsReceiptItemList)</text:p>
      <text:p text:style-name="Normal"><text:span text:style-name="T78">Where createdDate = Dateadd(Month,datediff(Month,0,Dateadd(m,-6,current_timestamp)),0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IDFont+F1" svg:font-family="CIDFont+F1" style:font-family-generic="system" svg:panose-1="0 0 0 0 0 0 0 0 0 0"/>
    <style:font-face style:name="CIDFont+F3" svg:font-family="CIDFont+F3" style:font-family-generic="system" svg:panose-1="0 0 0 0 0 0 0 0 0 0"/>
    <style:font-face style:name="CIDFont+F4" svg:font-family="CIDFont+F4" style:font-family-generic="system" svg:panose-1="0 0 0 0 0 0 0 0 0 0"/>
    <style:font-face style:name="CIDFont+F2" svg:font-family="CIDFont+F2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ljs-keyword" style:display-name="hljs-keyword" style:family="text" style:parent-style-name="DefaultParagraphFont"/>
    <style:style style:name="hljs-built_in" style:display-name="hljs-built_in" style:family="text" style:parent-style-name="DefaultParagraphFont"/>
    <style:style style:name="hljs-operator" style:display-name="hljs-operator" style:family="text" style:parent-style-name="DefaultParagraphFont"/>
    <style:style style:name="hljs-number" style:display-name="hljs-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ellepeddi Damodara Rudrateja</meta:initial-creator>
    <dc:creator>Yellepeddi Damodara Rudrateja</dc:creator>
    <meta:creation-date>2024-05-29T17:30:00Z</meta:creation-date>
    <dc:date>2024-05-29T17:34:00Z</dc:date>
    <meta:template xlink:href="Normal" xlink:type="simple"/>
    <meta:editing-cycles>1</meta:editing-cycles>
    <meta:editing-duration>PT240S</meta:editing-duration>
    <meta:document-statistic meta:page-count="2" meta:paragraph-count="6" meta:word-count="461" meta:character-count="3086" meta:row-count="21" meta:non-whitespace-character-count="2631"/>
  </office:meta>
</office:document-meta>
</file>